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Las narrativas de Occidente realizan la danza más extraña alrededor de esa hoguera en la que condenaron a arder el mestizaje y sus practicantes. Entre las llamas, vemos a las viejas de Salem colgadas, acusadas de tener relaciones sexuales con el diablo negro; sospechamos que murieron porque cruzaron una frontera diferente: una que prohíbe que las mujeres administren propiedades y vivan vidas solitarias, sin que las controlen. Las llamas devoran a los judíos de la Inglaterra del siglo XIII, quienes, se decía, robaban niños de sus familias y preparaban seder de pascua con su sangre; dado que se los consideraba una amenaza para la supervivencia de la raza y la cultura inglesas, fueron expulsados del país y confiscaron sus propiedades.  Una narrativa alternativa vuelve a implicar una economía monstruosa: los judíos eran los prestamistas, y el Estado junto con su comercio estaban profundamente endeudados con ellos, pero esta segunda historia queda sumergida en una fábula aterradora de pureza cultural y amenaza a la continuidad cristiana.

 A medida que la frontera estadounidense se expandía bajo el estandarte del Destino Manifiesto en el siglo XIX, circulaban historias sobre cómo los "indios" usualmente secuestraban a mujeres blancas para tenerlas como esposas; el viejo oeste era un lugar peligroso que se buscaba domar para convertirlo en granjas, y a sus amenazantes habitantes nativos se los consideraba aptos solo para ser despojados de sus tierras. Poco importa que el protagonista de "Hijo nativo" de Richard Wright no violara ni descuartizara a la hija de su empleador; la policía, una sociedad blanca enfurecida, y de hecho, la propia historia occidental proporciona esa narrativa.  En la novela, como en la vida, la amenaza surge cuando un no blanco abandona la reserva que le dejaron; Wright imagina qué ocurre cuando el horizonte de las expectativas narrativas está firmemente establecido, y su conclusión (evidenciada en Salem del siglo XVII, la Inglaterra medieval y la América del siglo XIX) es que las circunstancias reales de la historia tienden a desvanecerse cuando se puede proporcionar una narrativa de mestizaje. El monstruo es transgresor, demasiado sexual, perversamente erótico, un infractor de la ley; y por ello, el monstruo y todo lo que encarna debe ser exiliado o destruido.  Sin embargo, lo reprimido parece que siempre regresa como el propio Freud.</text:p>
      <text:h text:style-name="Heading_20_4" text:outline-level="4"><text:bookmark-start text:name="thesis-vi-fear-of-the-monster-is-really-a-kind-of-desire"/>Tesis VI: El miedo al monstruo es, en realidad, una especie de deseo<text:bookmark-end text:name="thesis-vi-fear-of-the-monster-is-really-a-kind-of-desire"/></text:h>
      <text:p text:style-name="First_20_paragraph">El monstruo está continuamente ligado a prácticas prohibidas, para normalizar y hacer que se cumplan. El monstruo también atrae. Las mismas criaturas que nos aterrorizan e imponen prohibiciones pueden evocar poderosas fantasías de escape;  la vinculación de la monstruosidad con lo prohibido hace que el monstruo sea aún más atractivo como una salida temporal de las limitaciones. Esta repulsión y atracción simultáneas en el núcleo de la composición del monstruo explican en gran medida su continua popularidad cultural, el hecho de que el monstruo rara vez pueda ser contenido en una dialéctica simple y binaria (tesis, antítesis... sin síntesis). Desconfiamos y aborrecemos al monstruo al mismo tiempo que envidiamos su libertad, y quizás su sublime desesperación.  A través del cuerpo del monstruo, las fantasías de agresión, dominación e inversión encuentran una expresión segura en un espacio claramente delimitado y permanentemente liminal. El deleite escapista se convierte en horror solo cuando el monstruo amenaza con traspasar esos límites, con destruir o deconstruir las delgadas paredes de la jerarquía y la cultura. Cuando está contenido por una marginación geográfica, genérica o epistémica, el monstruo puede funcionar como un alter ego, como una proyección seductora de un ("Otro") yo. El monstruo despierta al placer del cuerpo, a las alegrías simples y fugaces de estar asustado o de asustar, a la experiencia de la mortalidad y la corporalidad.  Vemos el espectáculo monstruoso de una película de terror porque sabemos que el cine es un lugar temporario, que luego de la punzante sensualidad de las imágenes en celuloide, se regresa al mundo de la comodidad y la luz.  La historia que tenemos frente a nosotros puede ser horrible (y poco importa si se lee en la sección de noticias del New York Times o en la última novela de Stephen King), pero nos resulta soportable porque estamos a salvo, con la certeza de que su final está cerca y nuestra liberación es inminente. Sabemos que la historia terminará porque el número de páginas que tenemos en la mano derecha es cada vez menor. Las narrativas que se reciben auditivamente funcionan de manera similar; más allá de lo inquietante que sea la descripción del gigante, o cuántos niños no bautizados o caballeros indefensos devore, el rey Arturo finalmente lo destruirá. La audiencia conoce cómo funciona el género.</text:p>
      <text:p text:style-name="Horizontal_20_Line"/>
      <text:p text:style-name="First_20_paragraph">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